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a6a6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b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italic" fo:text-shadow="none" style:text-underline-style="none" fo:font-weight="normal" style:font-size-asian="11pt" style:font-style-asian="italic" style:font-weight-asian="normal" style:font-name-complex="Calibri Light" style:font-size-complex="11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'/users/admin/library/containers/com.microsoft.excel/data/documents/e:\progama piragua\macroinvertebrados 2018-2\[lau ident.xlsx]apoyo'!#ref!)" table:allow-empty-cell="true" table:display-list="unsorted" table:base-cell-address="Hoja1.S28554">
          <table:help-message table:display="true"/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13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4" table:default-cell-style-name="ce25"/>
        <table:table-column table:style-name="co1" table:default-cell-style-name="ce10"/>
        <table:table-column table:style-name="co1" table:default-cell-style-name="ce13"/>
        <table:table-column table:style-name="co1" table:number-columns-repeated="2" table:default-cell-style-name="ce25"/>
        <table:table-column table:style-name="co1" table:default-cell-style-name="ce43"/>
        <table:table-column table:style-name="co1" table:number-columns-repeated="998" table:default-cell-style-name="ce46"/>
        <table:table-row table:style-name="ro1">
          <table:table-cell table:style-name="ce1" office:value-type="string" calcext:value-type="string">
            <text:p>FECHA</text:p>
          </table:table-cell>
          <table:table-cell table:style-name="ce7" office:value-type="string" calcext:value-type="string">
            <text:p>AÑO</text:p>
          </table:table-cell>
          <table:table-cell table:style-name="ce11" office:value-type="string" calcext:value-type="string">
            <text:p><text:s/>Campaña </text:p>
          </table:table-cell>
          <table:table-cell table:style-name="ce16" office:value-type="string" calcext:value-type="string">
            <text:p>Territorial</text:p>
          </table:table-cell>
          <table:table-cell table:style-name="ce17" office:value-type="string" calcext:value-type="string">
            <text:p>Altitud</text:p>
          </table:table-cell>
          <table:table-cell table:style-name="ce18" office:value-type="string" calcext:value-type="string">
            <text:p>Código</text:p>
          </table:table-cell>
          <table:table-cell table:style-name="ce19" office:value-type="string" calcext:value-type="string">
            <text:p>Municipio</text:p>
          </table:table-cell>
          <table:table-cell table:style-name="ce19" office:value-type="string" calcext:value-type="string">
            <text:p>Nombre de la Fuente</text:p>
          </table:table-cell>
          <table:table-cell table:style-name="ce22" office:value-type="string" calcext:value-type="string">
            <text:p>PHYLUM</text:p>
          </table:table-cell>
          <table:table-cell table:style-name="ce22" office:value-type="string" calcext:value-type="string">
            <text:p>Clase</text:p>
          </table:table-cell>
          <table:table-cell table:style-name="ce22" office:value-type="string" calcext:value-type="string">
            <text:p>Orden</text:p>
          </table:table-cell>
          <table:table-cell table:style-name="ce22" office:value-type="string" calcext:value-type="string">
            <text:p>Familia</text:p>
          </table:table-cell>
          <table:table-cell table:style-name="ce30" office:value-type="string" calcext:value-type="string">
            <text:p>Abundancia</text:p>
          </table:table-cell>
          <table:table-cell table:style-name="ce33" office:value-type="string" calcext:value-type="string">
            <text:p>BMWP</text:p>
          </table:table-cell>
          <table:table-cell table:style-name="ce22" office:value-type="string" calcext:value-type="string">
            <text:p>PROYECTO</text:p>
          </table:table-cell>
          <table:table-cell table:style-name="ce37" office:value-type="string" calcext:value-type="string">
            <text:p>TIPO DE USO</text:p>
          </table:table-cell>
          <table:table-cell table:style-name="ce38"/>
          <table:table-cell table:style-name="ce44" table:number-columns-repeated="998"/>
        </table:table-row>
        <table:table-row table:style-name="ro2">
          <table:table-cell table:style-name="ce2" office:value-type="date" office:date-value="2014-07-29" calcext:value-type="date">
            <text:p>29/07/2014</text:p>
          </table:table-cell>
          <table:table-cell table:style-name="ce8" office:value-type="float" office:value="2014" calcext:value-type="float">
            <text:p>2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3" office:value-type="string" calcext:value-type="string">
            <text:p>Arthropoda</text:p>
          </table:table-cell>
          <table:table-cell table:style-name="ce23" office:value-type="string" calcext:value-type="string">
            <text:p>Insecta</text:p>
          </table:table-cell>
          <table:table-cell table:style-name="ce23" office:value-type="string" calcext:value-type="string">
            <text:p>Odonata</text:p>
          </table:table-cell>
          <table:table-cell table:style-name="ce23" office:value-type="string" calcext:value-type="string">
            <text:p>Calopterygida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4-07-29" calcext:value-type="date">
            <text:p>29/07/2014</text:p>
          </table:table-cell>
          <table:table-cell table:style-name="ce8" office:value-type="float" office:value="2014" calcext:value-type="float">
            <text:p>2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3" office:value-type="string" calcext:value-type="string">
            <text:p>Arthropoda</text:p>
          </table:table-cell>
          <table:table-cell table:style-name="ce23" office:value-type="string" calcext:value-type="string">
            <text:p>Insecta</text:p>
          </table:table-cell>
          <table:table-cell table:style-name="ce23" office:value-type="string" calcext:value-type="string">
            <text:p>Odonata</text:p>
          </table:table-cell>
          <table:table-cell table:style-name="ce23" office:value-type="string" calcext:value-type="string">
            <text:p>Libellulida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3" office:value-type="string" calcext:value-type="string">
            <text:p>Arthropoda</text:p>
          </table:table-cell>
          <table:table-cell table:style-name="ce23" office:value-type="string" calcext:value-type="string">
            <text:p>Insecta</text:p>
          </table:table-cell>
          <table:table-cell table:style-name="ce23" office:value-type="string" calcext:value-type="string">
            <text:p>Odonata</text:p>
          </table:table-cell>
          <table:table-cell table:style-name="ce23" office:value-type="string" calcext:value-type="string">
            <text:p>Calopterygida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3" office:value-type="string" calcext:value-type="string">
            <text:p>Arthropoda</text:p>
          </table:table-cell>
          <table:table-cell table:style-name="ce23" office:value-type="string" calcext:value-type="string">
            <text:p>Insecta</text:p>
          </table:table-cell>
          <table:table-cell table:style-name="ce23" office:value-type="string" calcext:value-type="string">
            <text:p>Hemiptera</text:p>
          </table:table-cell>
          <table:table-cell table:style-name="ce23" office:value-type="string" calcext:value-type="string">
            <text:p>Belostomatida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Hemiptera</text:p>
          </table:table-cell>
          <table:table-cell table:style-name="ce23" office:value-type="string" calcext:value-type="string">
            <text:p>Veliidae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3" office:value-type="string" calcext:value-type="string">
            <text:p>Arthropoda</text:p>
          </table:table-cell>
          <table:table-cell table:style-name="ce23" office:value-type="string" calcext:value-type="string">
            <text:p>Insecta</text:p>
          </table:table-cell>
          <table:table-cell table:style-name="ce23" office:value-type="string" calcext:value-type="string">
            <text:p>Hemiptera</text:p>
          </table:table-cell>
          <table:table-cell table:style-name="ce23" office:value-type="string" calcext:value-type="string">
            <text:p>Gelastocorida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5-10-14" calcext:value-type="date">
            <text:p>14/10/2015</text:p>
          </table:table-cell>
          <table:table-cell table:style-name="ce8" office:value-type="float" office:value="2015" calcext:value-type="float">
            <text:p>20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Coleoptera</text:p>
          </table:table-cell>
          <table:table-cell table:style-name="ce23" office:value-type="string" calcext:value-type="string">
            <text:p>Elmida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23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39"/>
          <table:table-cell table:style-name="ce41" table:number-columns-repeated="998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13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Gyrinidae</text:p>
          </table:table-cell>
          <table:table-cell table:style-name="ce13" office:value-type="float" office:value="18" calcext:value-type="float">
            <text:p>18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3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Ptilodacty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13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phlebiidae</text:p>
          </table:table-cell>
          <table:table-cell table:style-name="ce13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Philopotam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Helicopsych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Megapodagrion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Platyhelminthes </text:p>
          </table:table-cell>
          <table:table-cell table:style-name="ce24" office:value-type="string" calcext:value-type="string">
            <text:p>Trepaxonemata </text:p>
          </table:table-cell>
          <table:table-cell table:style-name="ce24" office:value-type="string" calcext:value-type="string">
            <text:p>Neoophora</text:p>
          </table:table-cell>
          <table:table-cell table:style-name="ce24" office:value-type="string" calcext:value-type="string">
            <text:p>Planariidae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Odontoceridae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Euthyploci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06-22" calcext:value-type="date">
            <text:p>22/06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Trichodactyl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13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Gyrinidae</text:p>
          </table:table-cell>
          <table:table-cell table:style-name="ce13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cirt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table:style-name="ce24" office:value-type="string" calcext:value-type="string">
            <text:p>Aeshn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Sia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2">
          <table:table-cell table:style-name="ce2" office:value-type="date" office:date-value="2016-10-13" calcext:value-type="date">
            <text:p>13/10/2016</text:p>
          </table:table-cell>
          <table:table-cell table:style-name="ce8"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0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3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Calamoceratidae</text:p>
          </table:table-cell>
          <table:table-cell table:style-name="ce13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Gyrinidae</text:p>
          </table:table-cell>
          <table:table-cell table:style-name="ce13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<text:s/>Malacostraca 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Isopoda sd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13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Euthyploci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cirt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table:style-name="ce24" office:value-type="string" calcext:value-type="string">
            <text:p>Baet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phlebi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imuli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06-14" calcext:value-type="date">
            <text:p>14/06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6" calcext:value-type="date">
            <text:p>26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6" calcext:value-type="date">
            <text:p>26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6" calcext:value-type="date">
            <text:p>26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6" calcext:value-type="date">
            <text:p>26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oenagrion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Belostomat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table:style-name="ce13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60" calcext:value-type="float">
            <text:p>60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imuliidae</text:p>
          </table:table-cell>
          <table:table-cell table:style-name="ce13" office:value-type="float" office:value="23" calcext:value-type="float">
            <text:p>23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Cramb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table:style-name="ce24" office:value-type="string" calcext:value-type="string">
            <text:p>Baetidae</text:p>
          </table:table-cell>
          <table:table-cell table:style-name="ce13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hyph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7-10-23" calcext:value-type="date">
            <text:p>23/10/2017</text:p>
          </table:table-cell>
          <table:table-cell table:style-name="ce8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3" office:value-type="float" office:value="75" calcext:value-type="float">
            <text:p>75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office:value-type="string" calcext:value-type="string">
            <text:p>Lymnaeidae</text:p>
          </table:table-cell>
          <table:table-cell table:style-name="ce13" office:value-type="float" office:value="387" calcext:value-type="float">
            <text:p>387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3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table:style-name="ce13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Belostomat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Coryda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13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Curculionidae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Cramb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Hydroptilidae</text:p>
          </table:table-cell>
          <table:table-cell table:style-name="ce13" office:value-type="float" office:value="67" calcext:value-type="float">
            <text:p>67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Simuliidae</text:p>
          </table:table-cell>
          <table:table-cell table:style-name="ce13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oenagrionidae</text:p>
          </table:table-cell>
          <table:table-cell table:style-name="ce13" office:value-type="float" office:value="91" calcext:value-type="float">
            <text:p>91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2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ep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table:style-name="ce24" office:value-type="string" calcext:value-type="string">
            <text:p>Baetidae</text:p>
          </table:table-cell>
          <table:table-cell table:style-name="ce13" office:value-type="float" office:value="15" calcext:value-type="float">
            <text:p>15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hyphidae</text:p>
          </table:table-cell>
          <table:table-cell table:style-name="ce13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Lampy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Platyhelminthes </text:p>
          </table:table-cell>
          <table:table-cell table:style-name="ce24" office:value-type="string" calcext:value-type="string">
            <text:p>Trepaxonemata </text:p>
          </table:table-cell>
          <table:table-cell table:style-name="ce24" office:value-type="string" calcext:value-type="string">
            <text:p>Neoophora</text:p>
          </table:table-cell>
          <table:table-cell table:style-name="ce24" office:value-type="string" calcext:value-type="string">
            <text:p>Planariidae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Dryop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Ptilodacty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3" office:value-type="float" office:value="31" calcext:value-type="float">
            <text:p>31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Tipul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2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Veneroida</text:p>
          </table:table-cell>
          <table:table-cell office:value-type="string" calcext:value-type="string">
            <text:p>Sphaeriidae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Calamoceratidae</text:p>
          </table:table-cell>
          <table:table-cell table:style-name="ce14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14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14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Megapodagrionidae</text:p>
          </table:table-cell>
          <table:table-cell table:style-name="ce14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14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Odontocer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Sial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Euthyploci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phlebiidae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Polycentropod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14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Helicopsych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cirt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4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Veneroida</text:p>
          </table:table-cell>
          <table:table-cell office:value-type="string" calcext:value-type="string">
            <text:p>Sphaeri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oenagrionidae</text:p>
          </table:table-cell>
          <table:table-cell table:style-name="ce14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14" office:value-type="float" office:value="103" calcext:value-type="float">
            <text:p>103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1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eratopogonidae</text:p>
          </table:table-cell>
          <table:table-cell table:style-name="ce1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orbeoconcha</text:p>
          </table:table-cell>
          <table:table-cell office:value-type="string" calcext:value-type="string">
            <text:p>Hydrobi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Calamocerat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cirt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Euthyploci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hyph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Ptilodactylidae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table:style-name="ce24" office:value-type="string" calcext:value-type="string">
            <text:p>Baet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Sial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table:style-name="ce23" office:value-type="string" calcext:value-type="string">
            <text:p>Hydrophil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3" office:value-type="date" office:date-value="2018-03-07" calcext:value-type="date">
            <text:p>07/03/2018</text:p>
          </table:table-cell>
          <table:table-cell table:style-name="ce8" office:value-type="float" office:value="2018" calcext:value-type="float">
            <text:p>2018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number-columns-repeated="999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Belostomat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hyphida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table:style-name="ce24" office:value-type="string" calcext:value-type="string">
            <text:p>Baet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Elmida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Sorbeoconcha</text:p>
          </table:table-cell>
          <table:table-cell office:value-type="string" calcext:value-type="string">
            <text:p>Hydrobi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4" calcext:value-type="date">
            <text:p>24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Ptilodactyl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Municip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4" office:value-type="string" calcext:value-type="string">
            <text:p>Arthropoda</text:p>
          </table:table-cell>
          <table:table-cell table:style-name="ce24" office:value-type="string" calcext:value-type="string">
            <text:p>Insecta</text:p>
          </table:table-cell>
          <table:table-cell table:style-name="ce24" office:value-type="string" calcext:value-type="string">
            <text:p>Trichoptera</text:p>
          </table:table-cell>
          <table:table-cell table:style-name="ce23" office:value-type="string" calcext:value-type="string">
            <text:p>Hydropsychidae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Calamoceratida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Naucorida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Polythoridae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Perlidae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Helicopsych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Euthyplociida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Platystict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Ptilodactylida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nnelida</text:p>
          </table:table-cell>
          <table:table-cell table:style-name="ce23" office:value-type="string" calcext:value-type="string">
            <text:p>Oligochaeta</text:p>
          </table:table-cell>
          <table:table-cell table:style-name="ce23" office:value-type="string" calcext:value-type="string">
            <text:p>Haplotaxida</text:p>
          </table:table-cell>
          <table:table-cell table:style-name="ce23" office:value-type="string" calcext:value-type="string">
            <text:p>Haplotaxida sd</text:p>
          </table:table-cell>
          <table:table-cell table:style-name="ce3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<text:s/>Malacostraca 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Isopoda s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Leptophlebiida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Megapodagrionida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string" calcext:value-type="string">
            <text:p>Veredal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Libellulida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Sialidae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Veneroida</text:p>
          </table:table-cell>
          <table:table-cell office:value-type="string" calcext:value-type="string">
            <text:p>Sphaeriidae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Limoni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5" calcext:value-type="date">
            <text:p>25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Corix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Malacostraca 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Pseudothelphusida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Coenagrion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cirtidae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Veli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Megaloptera</text:p>
          </table:table-cell>
          <table:table-cell office:value-type="string" calcext:value-type="string">
            <text:p>Sialida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Leptoceridae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3">
          <table:table-cell table:style-name="ce4" office:value-type="date" office:date-value="2018-10-26" calcext:value-type="date">
            <text:p>26/10/2018</text:p>
          </table:table-cell>
          <table:table-cell table:style-name="ce8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6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9" table:content-validation-name="val1" office:value-type="string" calcext:value-type="string">
            <text:p>Ancylidae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ABASTECEDORAS</text:p>
          </table:table-cell>
          <table:table-cell table:style-name="ce23" office:value-type="float" office:value="0" calcext:value-type="float">
            <text:p>0</text:p>
          </table:table-cell>
          <table:table-cell table:style-name="ce41"/>
          <table:table-cell table:style-name="ce45"/>
          <table:table-cell table:style-name="ce47"/>
          <table:table-cell table:style-name="ce41"/>
          <table:table-cell table:style-name="ce42"/>
          <table:table-cell table:style-name="ce41" table:number-columns-repeated="994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Gomph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8" office:value-type="string" calcext:value-type="string">
            <text:p>Baetidae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Plecoptera</text:p>
          </table:table-cell>
          <table:table-cell table:style-name="ce27" office:value-type="string" calcext:value-type="string">
            <text:p>Perl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table:style-name="ce9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Simuliidae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Elm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Limoni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Gerr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6" calcext:value-type="date">
            <text:p>16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Megaloptera</text:p>
          </table:table-cell>
          <table:table-cell table:style-name="ce27" office:value-type="string" calcext:value-type="string">
            <text:p>Sial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Ptilodactyl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ulicidae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eratopogon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nnelida</text:p>
          </table:table-cell>
          <table:table-cell table:style-name="ce23" office:value-type="string" calcext:value-type="string">
            <text:p>Oligochaeta</text:p>
          </table:table-cell>
          <table:table-cell table:style-name="ce23" office:value-type="string" calcext:value-type="string">
            <text:p>Haplotaxida</text:p>
          </table:table-cell>
          <table:table-cell table:style-name="ce23" office:value-type="string" calcext:value-type="string">
            <text:p>Haplotaxida sd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table:style-name="ce9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Limoni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4" office:value-type="string" calcext:value-type="string">
            <text:p>Planorbidae</text:p>
          </table:table-cell>
          <table:table-cell table:style-name="ce9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Mollusca</text:p>
          </table:table-cell>
          <table:table-cell table:style-name="ce27" office:value-type="string" calcext:value-type="string">
            <text:p>Gastropoda</text:p>
          </table:table-cell>
          <table:table-cell table:style-name="ce27" office:value-type="string" calcext:value-type="string">
            <text:p>Littorinimorpha</text:p>
          </table:table-cell>
          <table:table-cell table:style-name="ce27" office:value-type="string" calcext:value-type="string">
            <text:p>Hydrobiidae</text:p>
          </table:table-cell>
          <table:table-cell table:style-name="ce9" office:value-type="float" office:value="28" calcext:value-type="float">
            <text:p>28</text:p>
          </table:table-cell>
          <table:table-cell table:style-name="ce15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Naucor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table:style-name="ce9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Elmidae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Platyhelminthes </text:p>
          </table:table-cell>
          <table:table-cell table:style-name="ce27" office:value-type="string" calcext:value-type="string">
            <text:p>Rhabditophora</text:p>
          </table:table-cell>
          <table:table-cell table:style-name="ce27" office:value-type="string" calcext:value-type="string">
            <text:p>Tricladida</text:p>
          </table:table-cell>
          <table:table-cell table:style-name="ce27" office:value-type="string" calcext:value-type="string">
            <text:p>Dugesiidae</text:p>
          </table:table-cell>
          <table:table-cell table:style-name="ce9" office:value-type="float" office:value="27" calcext:value-type="float">
            <text:p>27</text:p>
          </table:table-cell>
          <table:table-cell table:style-name="ce35" office:value-type="float" office:value="6" calcext:value-type="float">
            <text:p>6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7" office:value-type="string" calcext:value-type="string">
            <text:p>Phys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Naucoridae</text:p>
          </table:table-cell>
          <table:table-cell table:style-name="ce9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Gomphidae</text:p>
          </table:table-cell>
          <table:table-cell table:style-name="ce9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Plecoptera</text:p>
          </table:table-cell>
          <table:table-cell table:style-name="ce27" office:value-type="string" calcext:value-type="string">
            <text:p>Perlidae</text:p>
          </table:table-cell>
          <table:table-cell table:style-name="ce9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table:style-name="ce9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Helicopsych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Tipulidae</text:p>
          </table:table-cell>
          <table:table-cell table:style-name="ce9" office:value-type="float" office:value="17" calcext:value-type="float">
            <text:p>17</text:p>
          </table:table-cell>
          <table:table-cell table:style-name="ce34" office:value-type="float" office:value="3" calcext:value-type="float">
            <text:p>3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table:style-name="ce9" office:value-type="float" office:value="30" calcext:value-type="float">
            <text:p>30</text:p>
          </table:table-cell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Simuliidae</text:p>
          </table:table-cell>
          <table:table-cell table:style-name="ce9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Megapodagrionidae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Gerr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Veli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Ptilodactylidae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Elm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Calopterygidae</text:p>
          </table:table-cell>
          <table:table-cell table:style-name="ce9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7" office:value-type="string" calcext:value-type="string">
            <text:p>Euthyplociidae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Dryopidae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Malacostraca </text:p>
          </table:table-cell>
          <table:table-cell table:style-name="ce27" office:value-type="string" calcext:value-type="string">
            <text:p>Decapoda</text:p>
          </table:table-cell>
          <table:table-cell table:style-name="ce27" office:value-type="string" calcext:value-type="string">
            <text:p>Pseudothelphusidae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table:style-name="ce5" office:value-type="date" office:date-value="2019-07-15" calcext:value-type="date">
            <text:p>15/07/2019</text:p>
          </table:table-cell>
          <table:table-cell table:style-name="ce9" office:value-type="float" office:value="2019" calcext:value-type="float">
            <text:p>2019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Gyrinidae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7" office:value-type="string" calcext:value-type="string">
            <text:p>ABASTECEDORAS</text:p>
          </table:table-cell>
          <table:table-cell table:style-name="ce27"/>
          <table:table-cell table:number-columns-repeated="999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Calamoceratida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Coenagrion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Veliida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Megaloptera</text:p>
          </table:table-cell>
          <table:table-cell table:style-name="ce27" office:value-type="string" calcext:value-type="string">
            <text:p>Sialidae</text:p>
          </table:table-cell>
          <table:table-cell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4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4" office:value-type="string" calcext:value-type="string">
            <text:p>Planorb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Mollusca</text:p>
          </table:table-cell>
          <table:table-cell table:style-name="ce27" office:value-type="string" calcext:value-type="string">
            <text:p>Gastropoda</text:p>
          </table:table-cell>
          <table:table-cell table:style-name="ce27" office:value-type="string" calcext:value-type="string">
            <text:p>Littorinimorpha</text:p>
          </table:table-cell>
          <table:table-cell table:style-name="ce27" office:value-type="string" calcext:value-type="string">
            <text:p>Hydrobi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office:value-type="float" office:value="84" calcext:value-type="float">
            <text:p>84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Simuliida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Limoni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office:value-type="string" calcext:value-type="string">
            <text:p>Baetida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7" office:value-type="string" calcext:value-type="string">
            <text:p>Leptophlebiida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EGQ05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Alto de la Puerta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eratopogonida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Mollusca</text:p>
          </table:table-cell>
          <table:table-cell table:style-name="ce27" office:value-type="string" calcext:value-type="string">
            <text:p>Gastropoda</text:p>
          </table:table-cell>
          <table:table-cell table:style-name="ce27" office:value-type="string" calcext:value-type="string">
            <text:p>Neotaenioglossa </text:p>
          </table:table-cell>
          <table:table-cell table:style-name="ce27" office:value-type="string" calcext:value-type="string">
            <text:p>Thiaridae</text:p>
          </table:table-cell>
          <table:table-cell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4" office:value-type="string" calcext:value-type="string">
            <text:p>Planorbida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7" office:value-type="string" calcext:value-type="string">
            <text:p>Leptohyph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nnelida</text:p>
          </table:table-cell>
          <table:table-cell table:style-name="ce23" office:value-type="string" calcext:value-type="string">
            <text:p>Oligochaeta</text:p>
          </table:table-cell>
          <table:table-cell table:style-name="ce23" office:value-type="string" calcext:value-type="string">
            <text:p>Haplotaxida</text:p>
          </table:table-cell>
          <table:table-cell table:style-name="ce23" office:value-type="string" calcext:value-type="string">
            <text:p>Haplotaxida sd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Taban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4" office:value-type="string" calcext:value-type="string">
            <text:p>Platyhelminthes </text:p>
          </table:table-cell>
          <table:table-cell table:style-name="ce24" office:value-type="string" calcext:value-type="string">
            <text:p>Trepaxonemata </text:p>
          </table:table-cell>
          <table:table-cell table:style-name="ce24" office:value-type="string" calcext:value-type="string">
            <text:p>Neoophora</text:p>
          </table:table-cell>
          <table:table-cell table:style-name="ce24" office:value-type="string" calcext:value-type="string">
            <text:p>Planari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Mollusca</text:p>
          </table:table-cell>
          <table:table-cell table:style-name="ce24" office:value-type="string" calcext:value-type="string">
            <text:p>Gastropoda</text:p>
          </table:table-cell>
          <table:table-cell table:style-name="ce24" office:value-type="string" calcext:value-type="string">
            <text:p>Basommatophora</text:p>
          </table:table-cell>
          <table:table-cell table:style-name="ce27" office:value-type="string" calcext:value-type="string">
            <text:p>Lymnaeidae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84" calcext:value-type="float">
            <text:p>1084</text:p>
          </table:table-cell>
          <table:table-cell table:style-name="ce12" office:value-type="string" calcext:value-type="string">
            <text:p>VEGQ01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 La Gallinera </text:p>
          </table:table-cell>
          <table:table-cell table:style-name="ce27" office:value-type="string" calcext:value-type="string">
            <text:p>Mollusca</text:p>
          </table:table-cell>
          <table:table-cell table:style-name="ce27" office:value-type="string" calcext:value-type="string">
            <text:p>Gastropoda</text:p>
          </table:table-cell>
          <table:table-cell table:style-name="ce27" office:value-type="string" calcext:value-type="string">
            <text:p>Littorinimorpha</text:p>
          </table:table-cell>
          <table:table-cell table:style-name="ce27" office:value-type="string" calcext:value-type="string">
            <text:p>Hydrobiida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office:value-type="float" office:value="56" calcext:value-type="float">
            <text:p>56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Limoniidae</text:p>
          </table:table-cell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Simuliida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Megapodagrionida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nnelida</text:p>
          </table:table-cell>
          <table:table-cell table:style-name="ce27" office:value-type="string" calcext:value-type="string">
            <text:p>Clitellata</text:p>
          </table:table-cell>
          <table:table-cell table:style-name="ce27" office:value-type="string" calcext:value-type="string">
            <text:p>Rhynchobdellida</text:p>
          </table:table-cell>
          <table:table-cell table:style-name="ce27" office:value-type="string" calcext:value-type="string">
            <text:p>Glossiphoni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Mollusca</text:p>
          </table:table-cell>
          <table:table-cell table:style-name="ce27" office:value-type="string" calcext:value-type="string">
            <text:p>Bivalvia</text:p>
          </table:table-cell>
          <table:table-cell table:style-name="ce27" office:value-type="string" calcext:value-type="string">
            <text:p>Veneroida</text:p>
          </table:table-cell>
          <table:table-cell table:style-name="ce27" office:value-type="string" calcext:value-type="string">
            <text:p>Sphaeri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Gyrin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EGQ04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Horizonte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Megaloptera</text:p>
          </table:table-cell>
          <table:table-cell table:style-name="ce27" office:value-type="string" calcext:value-type="string">
            <text:p>Sialida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Malacostraca </text:p>
          </table:table-cell>
          <table:table-cell table:style-name="ce27" office:value-type="string" calcext:value-type="string">
            <text:p>Decapoda</text:p>
          </table:table-cell>
          <table:table-cell table:style-name="ce27" office:value-type="string" calcext:value-type="string">
            <text:p>Pseudothelphusidae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Calamoceratida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8" office:value-type="string" calcext:value-type="string">
            <text:p>Arthropoda</text:p>
          </table:table-cell>
          <table:table-cell table:style-name="ce28" office:value-type="string" calcext:value-type="string">
            <text:p>Insecta</text:p>
          </table:table-cell>
          <table:table-cell table:style-name="ce28" office:value-type="string" calcext:value-type="string">
            <text:p>Trichoptera</text:p>
          </table:table-cell>
          <table:table-cell table:style-name="ce27" office:value-type="string" calcext:value-type="string">
            <text:p>Hydropsychida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Polycentropodida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Plecoptera</text:p>
          </table:table-cell>
          <table:table-cell table:style-name="ce27" office:value-type="string" calcext:value-type="string">
            <text:p>Perlida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Limoniidae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office:value-type="string" calcext:value-type="string">
            <text:p>Gerr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Veliida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Hemiptera</text:p>
          </table:table-cell>
          <table:table-cell table:style-name="ce27" office:value-type="string" calcext:value-type="string">
            <text:p>Naucorida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office:value-type="string" calcext:value-type="string">
            <text:p>Gomphida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Libellulida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Megapodagrionidae</text:p>
          </table:table-cell>
          <table:table-cell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office:value-type="string" calcext:value-type="string">
            <text:p>Calopterygida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Tipulida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Odonata</text:p>
          </table:table-cell>
          <table:table-cell table:style-name="ce27" office:value-type="string" calcext:value-type="string">
            <text:p>Perilestid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office:value-type="string" calcext:value-type="string">
            <text:p>Dytisc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Elmida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Ptilodactylida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hironomidae</text:p>
          </table:table-cell>
          <table:table-cell office:value-type="float" office:value="27" calcext:value-type="float">
            <text:p>27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Diptera</text:p>
          </table:table-cell>
          <table:table-cell table:style-name="ce27" office:value-type="string" calcext:value-type="string">
            <text:p>Culic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office:value-type="string" calcext:value-type="string">
            <text:p>Baetida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7" office:value-type="string" calcext:value-type="string">
            <text:p>Leptohyphidae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Ephemeroptera</text:p>
          </table:table-cell>
          <table:table-cell table:style-name="ce27" office:value-type="string" calcext:value-type="string">
            <text:p>Leptophlebiida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Scirtida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Leptocerida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Trichoptera</text:p>
          </table:table-cell>
          <table:table-cell table:style-name="ce27" office:value-type="string" calcext:value-type="string">
            <text:p>Odontocerida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4">
          <table:table-cell office:value-type="date" office:date-value="2019-10-08" calcext:value-type="date">
            <text:p>08/10/201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Zenufaná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GQ02</text:p>
          </table:table-cell>
          <table:table-cell table:style-name="ce20" office:value-type="string" calcext:value-type="string">
            <text:p>Vegachí</text:p>
          </table:table-cell>
          <table:table-cell table:style-name="ce12" office:value-type="string" calcext:value-type="string">
            <text:p>Q.El Placer(La Julia)</text:p>
          </table:table-cell>
          <table:table-cell table:style-name="ce27" office:value-type="string" calcext:value-type="string">
            <text:p>Arthropoda</text:p>
          </table:table-cell>
          <table:table-cell table:style-name="ce27" office:value-type="string" calcext:value-type="string">
            <text:p>Insecta</text:p>
          </table:table-cell>
          <table:table-cell table:style-name="ce27" office:value-type="string" calcext:value-type="string">
            <text:p>Megaloptera</text:p>
          </table:table-cell>
          <table:table-cell table:style-name="ce27" office:value-type="string" calcext:value-type="string">
            <text:p>Sialidae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ABASTECEDORAS</text:p>
          </table:table-cell>
          <table:table-cell table:number-columns-repeated="1000"/>
        </table:table-row>
        <table:table-row table:style-name="ro5" table:number-rows-repeated="2">
          <table:table-cell table:number-columns-repeated="5"/>
          <table:table-cell table:style-name="ce14"/>
          <table:table-cell table:number-columns-repeated="1009"/>
        </table:table-row>
        <table:table-row table:style-name="ro5" table:number-rows-repeated="18">
          <table:table-cell table:number-columns-repeated="1015"/>
        </table:table-row>
        <table:table-row table:style-name="ro5">
          <table:table-cell table:number-columns-repeated="7"/>
          <table:table-cell table:style-name="ce21"/>
          <table:table-cell table:number-columns-repeated="1007"/>
        </table:table-row>
        <table:table-row table:style-name="ro5" table:number-rows-repeated="1010273">
          <table:table-cell table:number-columns-repeated="1015"/>
        </table:table-row>
        <table:table-row table:style-name="ro5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8:51:14.748747590</meta:creation-date>
    <dc:date>2021-03-06T18:52:46.667581167</dc:date>
    <meta:editing-duration>PT1M33S</meta:editing-duration>
    <meta:editing-cycles>1</meta:editing-cycles>
    <meta:document-statistic meta:table-count="1" meta:cell-count="4783" meta:object-count="0"/>
    <meta:generator>LibreOffice/6.4.6.2$Linux_X86_64 LibreOffice_project/40$Build-2</meta:generator>
  </office:meta>
</office:document-meta>
</file>